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Arial"/>
    <style:font-face style:name="Helvetica" svg:font-family="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loext:graphic-properties draw:fill="solid" draw:fill-color="#fffffe" draw:opacity="100%"/>
      <style:paragraph-properties fo:margin-left="0cm" fo:margin-right="0cm" fo:margin-top="0cm" fo:margin-bottom="0.265cm" loext:contextual-spacing="false" style:line-height-at-least="0.423cm" fo:orphans="2" fo:widows="2" fo:text-indent="0cm" style:auto-text-indent="false" fo:background-color="#fffffe" fo:padding="0cm" fo:border="none"/>
      <style:text-properties fo:font-variant="normal" fo:text-transform="none" fo:color="#000000" style:font-name="Helvetica" fo:font-size="10.5pt" fo:letter-spacing="normal" fo:font-style="normal" fo:font-weight="normal"/>
    </style:style>
    <style:style style:name="P2" style:family="paragraph" style:parent-style-name="Text_20_body">
      <loext:graphic-properties draw:fill="solid" draw:fill-color="#fffffe" draw:opacity="100%"/>
      <style:paragraph-properties fo:margin-left="0cm" fo:margin-right="0cm" fo:margin-top="0cm" fo:margin-bottom="0.265cm" loext:contextual-spacing="false" style:line-height-at-least="0.423cm" fo:orphans="2" fo:widows="2" fo:text-indent="0cm" style:auto-text-indent="false" fo:background-color="#fffffe" fo:padding="0cm" fo:border="none"/>
      <style:text-properties fo:font-variant="normal" fo:text-transform="none" fo:color="#000000" style:font-name="Helvetica" fo:font-size="10.5pt" fo:letter-spacing="normal" fo:font-style="normal" fo:font-weight="normal" officeooo:paragraph-rsid="001a399a"/>
    </style:style>
    <style:style style:name="P3" style:family="paragraph" style:parent-style-name="Text_20_body">
      <loext:graphic-properties draw:fill="solid" draw:fill-color="#fffffe" draw:opacity="100%"/>
      <style:paragraph-properties fo:margin-left="0cm" fo:margin-right="0cm" fo:margin-top="0cm" fo:margin-bottom="0.265cm" loext:contextual-spacing="false" style:line-height-at-least="0.423cm" fo:orphans="2" fo:widows="2" fo:text-indent="0cm" style:auto-text-indent="false" fo:background-color="#fffffe" fo:padding="0cm" fo:border="none"/>
      <style:text-properties fo:font-variant="normal" fo:text-transform="none" fo:color="#000000" style:font-name="Helvetica" fo:font-size="10.5pt" fo:letter-spacing="normal" fo:font-style="normal" officeooo:paragraph-rsid="001a399a"/>
    </style:style>
    <style:style style:name="P4" style:family="paragraph" style:parent-style-name="Heading_20_1">
      <style:text-properties fo:font-variant="normal" fo:text-transform="none" fo:color="#000000" style:font-name="Helvetica" fo:font-size="13.5pt" fo:letter-spacing="normal" fo:font-style="normal"/>
    </style:style>
    <style:style style:name="P5" style:family="paragraph" style:parent-style-name="Heading_20_3">
      <loext:graphic-properties draw:fill="solid" draw:fill-color="#fffffe" draw:opacity="100%"/>
      <style:paragraph-properties fo:margin-left="0cm" fo:margin-right="0cm" fo:margin-top="0.529cm" fo:margin-bottom="0.238cm" loext:contextual-spacing="false" fo:orphans="2" fo:widows="2" fo:text-indent="0cm" style:auto-text-indent="false" fo:background-color="#fffffe" fo:padding="0cm" fo:border="none"/>
      <style:text-properties fo:font-variant="normal" fo:text-transform="none" fo:color="#000000" style:font-name="Helvetica" fo:font-size="12pt" fo:letter-spacing="normal" fo:font-style="normal"/>
    </style:style>
    <style:style style:name="P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7" style:family="paragraph">
      <style:paragraph-properties fo:margin-left="0cm" fo:margin-right="0cm" fo:margin-top="0cm" fo:margin-bottom="0.265cm" style:line-height-at-least="0.423cm" fo:text-indent="0cm"/>
      <style:text-properties fo:color="#000000" style:font-name="Helvetica1" fo:font-size="10.5pt" style:font-name-complex="Helvetica1"/>
    </style:style>
    <style:style style:name="T1" style:family="text">
      <style:text-properties fo:font-size="13.5pt"/>
    </style:style>
    <style:style style:name="T2" style:family="text">
      <style:text-properties fo:font-weight="normal"/>
    </style:style>
    <style:style style:name="T3" style:family="text">
      <style:text-properties fo:color="#ce181e"/>
    </style:style>
    <style:style style:name="T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text-position="0% 100%" style:font-name="Helvetica1" fo:font-size="10.5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Helvetica1"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a xlink:type="simple" xlink:href="https://rockingsoccer.com/lv/futbols/help/home/category-2/article-70" text:style-name="Internet_20_link" text:visited-style-name="Visited_20_Internet_20_Link">https://rockingsoccer.com/lv/futbols/help/home/category-2/article-70</text:a></text:h>
      <text:h text:style-name="P4" text:outline-level="1">Spēlētāji un prasmes: Treniņu morāle</text:h>
      <text:p text:style-name="P1"><office:annotation office:name="__Annotation__1_1227712239"><dc:creator>Nezināms autors</dc:creator><dc:date>2018-11-11T15:38:38.473000000</dc:date><text:p text:style-name="P6"><text:span text:style-name="T4">komats</text:span></text:p></office:annotation>Spēlētājiem kas<office:annotation-end office:name="__Annotation__1_1227712239"/> ir izveidoti 13 sezonā vai <office:annotation office:name="__Annotation__2_1227712239"><dc:creator>Nezināms autors</dc:creator><dc:date>2018-11-11T15:38:54.216000000</dc:date><text:p text:style-name="P6"><text:span text:style-name="T4">komats</text:span></text:p></office:annotation>vēlāk būs<office:annotation-end office:name="__Annotation__2_1227712239"/> treniņu morāles parametrs. Tas ir indikators tam, cik ļoti spēlētājs mācās no saviem treniņiem šajā sezonā. Augstāka treniņu morāle <office:annotation office:name="__Annotation__3_1227712239"><dc:creator>Nezināms autors</dc:creator><dc:date>2018-11-11T15:39:18.111000000</dc:date><text:p text:style-name="P6"><text:span text:style-name="T4">komats</text:span></text:p></office:annotation>nozīmē ka<office:annotation-end office:name="__Annotation__3_1227712239"/> spēlētājs iegūs vairāk pieredzes. Mēs izskaidrosim to tālāk sīkāk.</text:p>
      <text:p text:style-name="P1">Treniņu morāle ir neliela slēpta daļa talanta un slēptu bonusu / sodu par to, cik daudz pieredzes spēlētājs saņem no spēlēm. Atkarībā no treniņu morāles, spēlētājam var būt 0,5 bumbu talanta vairāk vai mazāk (vai kaut kas starp) nekā tas kas tiek rādīts. Viņš var arī saņemt -10% līdz + 10% pieredzes par katru spēli ko viņš spēlē.</text:p>
      <text:p text:style-name="P1">Gan talants gan spēles pieredzes daļa sastāv no divām daļām. Viena daļa ir noteikta priekš spēlētāja un otra daļa ir nejauši izlemta katru sezonu. Tas nozīmē, ka treniņu morāle var būt atšķirīga katru sezonu, bet dažiem spēlētājiem būs vidēji labāka morāle nekā citiem. Vidējās vērtības būs vairāk kopējas. Ļoti augsta vai ļoti zema treniņu morāle būs reti.</text:p>
      <text:p text:style-name="P1">Treniņu morāle tiek parādīta kā teksts, kam seko numurs. Piemēram, "Virs vidējā (+1)". Tā ir kombinācija ar talantu un mača pieredzes daļu. Tas ir iespējams, ka talanta daļa ir ļoti augsta un mača pieredze diezgan zema vai otrādi. Tie abi var arī būt nedaudz virs vidējā. Numuram "+1" nav nekādas nozīmes, izņemot, ka tas ir labāks nekā vidēji (0) un sliktāks nekā +2.</text:p>
      <text:p text:style-name="P1">Treniņu morālei nav ietekmes uz to, kā spēlētājam veicas spēlēs, tikai uz to, cik lielu pieredzi spēlētājs saņem šajā sezonā.</text:p>
      <text:p text:style-name="P1">Visu spēlētāju treniņu morāle <office:annotation office:name="__Annotation__7_1227712239"><dc:creator>Nezināms autors</dc:creator><dc:date>2018-11-11T15:45:39.252000000</dc:date><text:p text:style-name="P7"><text:span text:style-name="T5">tiek atjaunota sezonas otrajā <text:s/>nedēļā</text:span></text:p></office:annotation><text:span text:style-name="T3">ir atjaunota otrajā sezonas nedēļa</text:span><office:annotation-end office:name="__Annotation__7_1227712239"/>. Kad tiek izveidots spēlētājs, vai izsaukts no futbola skolas, tad viņa morāle līdz nākamajai atjaunošanas reizei vienmēr būs vidēj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Arial"/>
    <style:font-face style:name="Helvetica" svg:font-family="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lv" fo:country="LV"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lv" fo:country="LV"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1T15:35:11.532000000</meta:creation-date>
    <dc:date>2018-11-11T15:49:24.716000000</dc:date>
    <meta:editing-duration>PT2M31S</meta:editing-duration>
    <meta:editing-cycles>2</meta:editing-cycles>
    <meta:generator>LibreOffice/6.0.2.1$Windows_X86_64 LibreOffice_project/f7f06a8f319e4b62f9bc5095aa112a65d2f3ac89</meta:generator>
    <meta:document-statistic meta:table-count="0" meta:image-count="0" meta:object-count="0" meta:page-count="1" meta:paragraph-count="8" meta:word-count="271" meta:character-count="1744" meta:non-whitespace-character-count="1481"/>
  </office:meta>
</office:document-meta>
</file>